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2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2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7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B1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2" style:family="table">
      <style:table-properties style:width="15.81cm" fo:margin-left="1.219cm" table:align="left" style:writing-mode="lr-tb"/>
    </style:style>
    <style:style style:name="Таблица2.A" style:family="table-column">
      <style:table-column-properties style:column-width="7.805cm"/>
    </style:style>
    <style:style style:name="Таблица2.B" style:family="table-column">
      <style:table-column-properties style:column-width="8.005cm"/>
    </style:style>
    <style:style style:name="Таблица2.A1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  <style:text-properties style:font-name="Times New Roman2" fo:font-size="14pt" style:font-size-asian="14pt" style:font-size-complex="14pt"/>
    </style:style>
    <style:style style:name="P3" style:family="paragraph" style:parent-style-name="Heading_20_2">
      <style:paragraph-properties fo:line-height="150%" fo:break-before="page"/>
      <style:text-properties style:font-name="Times New Roman2" fo:font-size="14pt" style:font-size-asian="14pt" style:font-size-complex="14pt"/>
    </style:style>
    <style:style style:name="P4" style:family="paragraph" style:parent-style-name="Standard_20__28_user_29_">
      <style:paragraph-properties fo:text-align="center" style:justify-single-word="false"/>
      <style:text-properties fo:text-transform="uppercase" style:font-name="Times New Roman2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5" style:family="paragraph" style:parent-style-name="Standard_20__28_user_29_">
      <style:text-properties style:font-name="Times New Roman2" fo:font-size="14pt" style:font-size-asian="14pt" style:font-size-complex="14pt"/>
    </style:style>
    <style:style style:name="P6" style:family="paragraph" style:parent-style-name="Standard_20__28_user_29_">
      <style:paragraph-properties fo:text-align="center" style:justify-single-word="false"/>
      <style:text-properties style:font-name="Times New Roman2" fo:font-size="14pt" style:font-size-asian="14pt" style:font-size-complex="14pt"/>
    </style:style>
    <style:style style:name="P7" style:family="paragraph" style:parent-style-name="Standard_20__28_user_29_">
      <style:paragraph-properties fo:text-align="justify" style:justify-single-word="false"/>
      <style:text-properties style:font-name="Times New Roman2" fo:font-size="14pt" style:font-size-asian="14pt" style:font-size-complex="14pt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2" fo:font-size="14pt" style:font-size-asian="14pt" style:language-asian="ru" style:country-asian="RU" style:font-size-complex="14pt" style:language-complex="ar" style:country-complex="SA"/>
    </style:style>
    <style:style style:name="P9" style:family="paragraph" style:parent-style-name="Standard_20__28_user_29_">
      <style:paragraph-properties fo:text-align="center" style:justify-single-word="false"/>
      <style:text-properties style:font-name="Times New Roman2" fo:font-size="14pt" style:font-size-asian="14pt" style:language-asian="ru" style:country-asian="RU" style:font-size-complex="14pt" style:language-complex="ar" style:country-complex="SA" style:font-weight-complex="bold"/>
    </style:style>
    <style:style style:name="P10" style:family="paragraph" style:parent-style-name="Standard_20__28_user_29_">
      <style:paragraph-properties fo:text-align="center" style:justify-single-word="false"/>
      <style:text-properties style:font-name="Times New Roman2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11" style:family="paragraph" style:parent-style-name="Standard_20__28_user_29_">
      <style:paragraph-properties fo:margin-left="0cm" fo:margin-right="0cm" fo:text-indent="0cm" style:auto-text-indent="false"/>
      <style:text-properties style:font-name="Times New Roman2" fo:font-size="14pt" style:font-size-asian="14pt" style:font-size-complex="14pt"/>
    </style:style>
    <style:style style:name="P1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22c5e"/>
    </style:style>
    <style:style style:name="P1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a0caf"/>
    </style:style>
    <style:style style:name="P1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style:font-name="Times New Roman2" fo:font-size="14pt" fo:font-weight="bold" officeooo:paragraph-rsid="00122c5e" style:font-size-asian="14pt" style:language-asian="ru" style:country-asian="RU" style:font-weight-asian="bold" style:font-size-complex="14pt" style:language-complex="ar" style:country-complex="SA"/>
    </style:style>
    <style:style style:name="P15" style:family="paragraph" style:parent-style-name="Text_20_body_20__28_user_29_">
      <style:paragraph-properties fo:margin-left="0cm" fo:margin-right="0cm" fo:line-height="150%" fo:text-indent="0cm" style:auto-text-indent="false"/>
      <style:text-properties officeooo:paragraph-rsid="0025678a"/>
    </style:style>
    <style:style style:name="P16" style:family="paragraph" style:parent-style-name="Text_20_body_20__28_user_29_"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P17" style:family="paragraph" style:parent-style-name="Text_20_body_20__28_user_29_">
      <style:paragraph-properties fo:line-height="150%"/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P18" style:family="paragraph" style:parent-style-name="Text_20_body_20__28_user_29_">
      <style:text-properties style:font-name="Times New Roman2" fo:font-size="14pt" fo:font-weight="normal" style:font-size-asian="14pt" style:font-weight-asian="normal" style:font-size-complex="14pt" style:font-weight-complex="normal"/>
    </style:style>
    <style:style style:name="P19" style:family="paragraph" style:parent-style-name="Text_20_body_20__28_user_29_">
      <style:text-properties style:font-name="Times New Roman2" fo:font-size="14pt" style:font-size-asian="14pt" style:font-size-complex="14pt"/>
    </style:style>
    <style:style style:name="P20" style:family="paragraph" style:parent-style-name="Text_20_body_20__28_user_29_">
      <style:paragraph-properties fo:line-height="150%"/>
      <style:text-properties style:font-name="Times New Roman2" fo:font-size="14pt" style:font-size-asian="14pt" style:font-size-complex="14pt"/>
    </style:style>
    <style:style style:name="P21" style:family="paragraph" style:parent-style-name="Text_20_body_20__28_user_29_">
      <style:text-properties style:font-name="Times New Roman2" fo:font-size="14pt" fo:language="en" fo:country="US" fo:font-weight="normal" style:font-size-asian="14pt" style:font-weight-asian="normal" style:font-size-complex="14pt" style:font-weight-complex="normal"/>
    </style:style>
    <style:style style:name="P22" style:family="paragraph" style:parent-style-name="Text_20_body_20__28_user_29_">
      <style:paragraph-properties fo:line-height="150%"/>
      <style:text-properties officeooo:paragraph-rsid="001a0caf"/>
    </style:style>
    <style:style style:name="P23" style:family="paragraph" style:parent-style-name="Text_20_body_20__28_user_29_">
      <style:paragraph-properties fo:line-height="150%"/>
      <style:text-properties officeooo:paragraph-rsid="0025678a"/>
    </style:style>
    <style:style style:name="P24" style:family="paragraph" style:parent-style-name="Text_20_body_20__28_user_29_">
      <style:text-properties officeooo:paragraph-rsid="0025678a"/>
    </style:style>
    <style:style style:name="P25" style:family="paragraph" style:parent-style-name="Table_20_Contents">
      <style:text-properties officeooo:rsid="002716f2" officeooo:paragraph-rsid="002716f2"/>
    </style:style>
    <style:style style:name="P26" style:family="paragraph" style:parent-style-name="Table_20_Contents">
      <style:text-properties officeooo:paragraph-rsid="002716f2"/>
    </style:style>
    <style:style style:name="P27" style:family="paragraph" style:parent-style-name="Table_20_Contents">
      <style:text-properties style:use-window-font-color="true" style:font-name="Times New Roman1" fo:font-size="14pt" fo:language="ru" fo:country="RU" officeooo:rsid="002716f2" officeooo:paragraph-rsid="002716f2" style:letter-kerning="true" style:font-name-asian="Times New Roman3" style:font-size-asian="14pt" style:language-asian="zh" style:country-asian="CN" style:font-name-complex="Times New Roman3" style:font-size-complex="12pt" style:language-complex="hi" style:country-complex="IN"/>
    </style:style>
    <style:style style:name="P28" style:family="paragraph" style:parent-style-name="Text_20_body_20__28_user_29_">
      <style:paragraph-properties fo:margin-left="1.251cm" fo:margin-right="0cm" fo:line-height="150%" fo:text-indent="0cm" style:auto-text-indent="false"/>
      <style:text-properties officeooo:paragraph-rsid="0025678a"/>
    </style:style>
    <style:style style:name="P29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style:font-name="Times New Roman2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30" style:family="paragraph" style:parent-style-name="Text_20_body_20__28_user_29_" style:list-style-name="L1">
      <style:paragraph-properties fo:line-height="150%"/>
      <style:text-properties officeooo:paragraph-rsid="002b1e9d"/>
    </style:style>
    <style:style style:name="P31" style:family="paragraph" style:parent-style-name="Text_20_body_20__28_user_29_" style:list-style-name="L1">
      <style:paragraph-properties fo:line-height="150%"/>
      <style:text-properties officeooo:paragraph-rsid="0025678a"/>
    </style:style>
    <style:style style:name="P32" style:family="paragraph" style:parent-style-name="Text_20_body_20__28_user_29_">
      <style:text-properties style:font-name="Times New Roman2" fo:font-size="14pt" fo:language="en" fo:country="US" fo:font-weight="normal" style:font-size-asian="14pt" style:font-weight-asian="normal" style:font-size-complex="14pt" style:font-weight-complex="normal"/>
    </style:style>
    <style:style style:name="T1" style:family="text">
      <style:text-properties fo:text-transform="uppercase" style:font-name="Times New Roman2" fo:font-size="14pt" style:font-size-asian="14pt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font-name="Times New Roman2" fo:font-size="14pt" style:font-size-asian="14pt" style:language-asian="ru" style:country-asian="RU" style:font-size-complex="14pt" style:language-complex="ar" style:country-complex="SA" style:font-weight-complex="bold"/>
    </style:style>
    <style:style style:name="T4" style:family="text">
      <style:text-properties fo:language="en" fo:country="US"/>
    </style:style>
    <style:style style:name="T5" style:family="text">
      <style:text-properties style:use-window-font-color="true" fo:language="ru" fo:country="RU" officeooo:rsid="00122c5e" style:letter-kerning="true" style:font-name-asian="Times New Roman3" style:language-asian="zh" style:country-asian="CN" style:font-name-complex="Times New Roman3" style:language-complex="hi" style:country-complex="IN"/>
    </style:style>
    <style:style style:name="T6" style:family="text">
      <style:text-properties style:use-window-font-color="true" fo:language="ru" fo:country="RU" fo:font-weight="normal" officeooo:rsid="001a0caf" style:letter-kerning="true" style:font-name-asian="Times New Roman3" style:language-asian="ru" style:country-asian="RU" style:font-weight-asian="normal" style:font-name-complex="Times New Roman3" style:language-complex="ar" style:country-complex="SA" style:font-weight-complex="normal"/>
    </style:style>
    <style:style style:name="T7" style:family="text">
      <style:text-properties style:use-window-font-color="true" fo:language="ru" fo:country="RU" fo:font-weight="normal" officeooo:rsid="0025678a" style:letter-kerning="true" style:font-name-asian="Times New Roman3" style:language-asian="ru" style:country-asian="RU" style:font-weight-asian="normal" style:font-name-complex="Times New Roman3" style:language-complex="ar" style:country-complex="SA" style:font-weight-complex="normal"/>
    </style:style>
    <style:style style:name="T8" style:family="text">
      <style:text-properties style:use-window-font-color="true" style:font-name="Times New Roman2" fo:font-size="14pt" fo:language="ru" fo:country="RU" fo:font-weight="bold" officeooo:rsid="001a0caf" style:letter-kerning="true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 style:font-weight-complex="bold"/>
    </style:style>
    <style:style style:name="T9" style:family="text">
      <style:text-properties style:use-window-font-color="true" style:font-name="Times New Roman2" fo:font-size="14pt" fo:language="ru" fo:country="RU" fo:font-weight="bold" officeooo:rsid="002925bc" style:letter-kerning="true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10" style:family="text">
      <style:text-properties style:use-window-font-color="true" style:font-name="Times New Roman2" fo:font-size="14pt" fo:language="en" fo:country="US" fo:font-weight="bold" officeooo:rsid="00216767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11" style:family="text">
      <style:text-properties style:use-window-font-color="true" style:font-name="Times New Roman2" fo:font-size="14pt" fo:language="en" fo:country="US" fo:font-weight="bold" officeooo:rsid="002716f2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12" style:family="text">
      <style:text-properties style:use-window-font-color="true" style:font-name="Times New Roman1" fo:font-size="14pt" fo:language="ru" fo:country="RU" officeooo:rsid="0025678a" style:letter-kerning="true" style:font-name-asian="Times New Roman3" style:font-size-asian="14pt" style:language-asian="zh" style:country-asian="CN" style:font-name-complex="Times New Roman3" style:font-size-complex="12pt" style:language-complex="hi" style:country-complex="IN"/>
    </style:style>
    <style:style style:name="T13" style:family="text">
      <style:text-properties style:use-window-font-color="true" style:font-name="Times New Roman1" fo:font-size="14pt" fo:language="ru" fo:country="RU" officeooo:rsid="002716f2" style:letter-kerning="true" style:font-name-asian="Times New Roman3" style:font-size-asian="14pt" style:language-asian="zh" style:country-asian="CN" style:font-name-complex="Times New Roman3" style:font-size-complex="12pt" style:language-complex="hi" style:country-complex="IN"/>
    </style:style>
    <style:style style:name="T14" style:family="text">
      <style:text-properties style:font-name="Times New Roman2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T15" style:family="text">
      <style:text-properties style:font-name="Times New Roman2" fo:font-size="14pt" fo:font-weight="bold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T16" style:family="text"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Times New Roman2" fo:font-size="14pt" fo:font-weight="normal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T18" style:family="text">
      <style:text-properties style:font-name="Times New Roman2" fo:font-size="14pt" fo:font-weight="normal" officeooo:rsid="0025678a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T19" style:family="text">
      <style:text-properties officeooo:rsid="0025678a"/>
    </style:style>
    <style:style style:name="T20" style:family="text">
      <style:text-properties officeooo:rsid="002716f2"/>
    </style:style>
    <style:style style:name="T21" style:family="text">
      <style:text-properties officeooo:rsid="0027ea82"/>
    </style:style>
    <style:style style:name="T22" style:family="text">
      <style:text-properties officeooo:rsid="002b1e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10">Кафедра МО ЭВМ</text:p>
      <text:p text:style-name="P4"/>
      <text:p text:style-name="P8"/>
      <text:p text:style-name="P8"/>
      <text:p text:style-name="P8"/>
      <text:p text:style-name="P8"/>
      <text:p text:style-name="P12"><text:span text:style-name="Book_20_Title"><text:span text:style-name="T1"/></text:span></text:p>
      <text:p text:style-name="P12"><text:span text:style-name="Book_20_Title"><text:span text:style-name="T1">отчет</text:span></text:span></text:p>
      <text:p text:style-name="P12"><text:span text:style-name="T14">по лабораторной работе №</text:span><text:span text:style-name="T9">4</text:span></text:p>
      <text:p text:style-name="P14">по дисциплине «Организация ЭВМ»</text:p>
      <text:p text:style-name="P13"><text:span text:style-name="Book_20_Title"><text:span text:style-name="T3">Тема: Представление и обработка символьной информации с</text:span></text:span></text:p>
      <text:p text:style-name="P13"><text:span text:style-name="Book_20_Title"><text:span text:style-name="T3">использованием строковых команд.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Студент гр. 9383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6"><text:span text:style-name="T5">Чумак</text:span> <text:span text:style-name="T5">М</text:span>.<text:span text:style-name="T5">А</text:span>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6">Ефремов М.А.</text:p>
          </table:table-cell>
        </table:table-row>
      </table:table>
      <text:p text:style-name="P9"/>
      <text:p text:style-name="P9"/>
      <text:p text:style-name="P9">Санкт-Петербург</text:p>
      <text:p text:style-name="P9">2020</text:p>
      <text:h text:style-name="P3" text:outline-level="2"><text:tab/>Цель работы.</text:h>
      <text:p text:style-name="P20">Научиться обрабатывать строк<text:span text:style-name="T22">у</text:span> на язык<text:span text:style-name="T22">е</text:span> <text:span text:style-name="T22">А</text:span>ссемблера. Написать программу, включая ассемблерную часть в ЯВУ, по принципу in-line.</text:p>
      <text:p text:style-name="P17">Задание.</text:p>
      <text:p text:style-name="P23">Разработать программу обработки символьной информации, реализующую функции:</text:p>
      <text:list xml:id="list1705567688" text:style-name="L1">
        <text:list-item>
          <text:p text:style-name="P30">инициализация (вывод титульной таблички с указанием вида преобразования и автора программы) — на ЯВУ;</text:p>
        </text:list-item>
        <text:list-item>
          <text:p text:style-name="P30">ввода строки символов, длиной не более Nmax (&lt;=80), с клавиатуры в заданную область памяти — на ЯВУ; если длина строки превышает Nmax, остальные символы следует игнорировать;</text:p>
        </text:list-item>
        <text:list-item>
          <text:p text:style-name="P31">выполнение заданного в таблице 5 преобразования исходной строки с записью результата в выходную строку - на Ассемблере;</text:p>
        </text:list-item>
        <text:list-item>
          <text:p text:style-name="P31">вывода результирующей строки символов на экран и ее запись в файл — на ЯВУ.</text:p>
        </text:list-item>
      </text:list>
      <text:p text:style-name="P22">Ассемблерную часть программы включить в программу нa ЯВУ по принципу встраивания (in-line).</text:p>
      <text:p text:style-name="P28"><text:span text:style-name="T15">Вариант №</text:span><text:span text:style-name="T8">23</text:span><text:span text:style-name="T15">:</text:span></text:p>
      <text:p text:style-name="P15"><text:span text:style-name="T17"><text:tab/>Преобразование всех строчных латинских букв входной строки в заглавные, а </text:span><text:span text:style-name="T18">шестнадцатеричных</text:span><text:span text:style-name="T17"> цифр в инверсные, остальные символы входной строки передаются в выходную строку непосредственно.</text:span></text:p>
      <text:p text:style-name="P15"><text:span text:style-name="T17"><text:tab/></text:span><text:span text:style-name="T2">Выполнение работы.</text:span></text:p>
      <text:p text:style-name="P24"><text:span text:style-name="T6">В ходе работы была реализована программа на языке </text:span><text:span text:style-name="T7">C++ с in-line вставкой языка Ассемблера. </text:span>Функция start_message() – функция для вывод<text:span text:style-name="T19">а</text:span> титульной таблички с указанием вида преобразования и автора программы.</text:p>
      <text:p text:style-name="Text_20_body_20__28_user_29_">Функция main() – <text:span text:style-name="T20">функция</text:span> <text:span text:style-name="T13">считывания строки, а также её обработки при помощи языка Ассемблера</text:span>. Если нашлась латинская буква <text:span text:style-name="T12">нижнего</text:span> регистра, <text:span text:style-name="T19">то </text:span>она заменяется на такую же букву <text:span text:style-name="T12">верхнего</text:span> регистра. Если нашлась <text:span text:style-name="T12">шестнадцатеричная</text:span> цифра, то заменяем ее на <text:span text:style-name="T19">инверсионную</text:span>. <text:span text:style-name="T21">В конце в</text:span>ыводим обработанную строку в консоль и в файл.</text:p>
      <text:p text:style-name="P16"><text:soft-page-break/>Тестирование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5">Входные данные</text:p>
          </table:table-cell>
          <table:table-cell table:style-name="Таблица2.A1" office:value-type="string">
            <text:p text:style-name="P25">Выходные данные</text:p>
          </table:table-cell>
        </table:table-row>
        <table:table-row>
          <table:table-cell table:style-name="Таблица2.A1" office:value-type="string">
            <text:p text:style-name="P26"><text:span text:style-name="T20">&lt;</text:span><text:span text:style-name="T13">пусто</text:span><text:span text:style-name="T20">&gt;</text:span></text:p>
          </table:table-cell>
          <table:table-cell table:style-name="Таблица2.A1" office:value-type="string">
            <text:p text:style-name="P26"><text:span text:style-name="T20">&lt;</text:span><text:span text:style-name="T13">пусто</text:span><text:span text:style-name="T20">&gt;</text:span></text:p>
          </table:table-cell>
        </table:table-row>
        <table:table-row>
          <table:table-cell table:style-name="Таблица2.A1" office:value-type="string">
            <text:p text:style-name="P25">abcdefABCDEF</text:p>
          </table:table-cell>
          <table:table-cell table:style-name="Таблица2.A1" office:value-type="string">
            <text:p text:style-name="P25">ABCDEF543210</text:p>
          </table:table-cell>
        </table:table-row>
        <table:table-row>
          <table:table-cell table:style-name="Таблица2.A1" office:value-type="string">
            <text:p text:style-name="P27">ABrACADABrA0123456789</text:p>
          </table:table-cell>
          <table:table-cell table:style-name="Таблица2.A1" office:value-type="string">
            <text:p text:style-name="P25">54R535254R5FEDCBA9876</text:p>
          </table:table-cell>
        </table:table-row>
      </table:table>
      <text:p text:style-name="P18"/>
      <text:p text:style-name="P16">Выводы.</text:p>
      <text:p text:style-name="P19">Получены знания об обработке строк на языке ассемблера. Написана программа, в которой ассемблерная часть включена в ЯВУ.</text:p>
      <text:h text:style-name="P2" text:outline-level="1">Приложение <text:span text:style-name="T4">A</text:span><text:line-break/>Исходный код программ</text:h>
      <text:p text:style-name="Text_20_body_20__28_user_29_"><text:span text:style-name="T16">Файл </text:span><text:span text:style-name="T11">lab4</text:span><text:span text:style-name="T10">.</text:span><text:span text:style-name="T11">asm</text:span></text:p>
      <text:p text:style-name="P21">#include &lt;iostream&gt;</text:p>
      <text:p text:style-name="P21">#include &lt;fstream&gt;</text:p>
      <text:p text:style-name="P21"/>
      <text:p text:style-name="P21">using namespace std;</text:p>
      <text:p text:style-name="P21"/>
      <text:p text:style-name="P21">void start_message() {</text:p>
      <text:p text:style-name="P21"><text:s text:c="4"/>cout &lt;&lt; "Вариант №23." &lt;&lt; endl</text:p>
      <text:p text:style-name="P21"><text:s text:c="8"/>&lt;&lt; "Вид преобразования следующий:" &lt;&lt; endl</text:p>
      <text:p text:style-name="P21"><text:s text:c="8"/>&lt;&lt; "Преобразование всех строчных латинских букв входной строки в заглавные, а" &lt;&lt; endl</text:p>
      <text:p text:style-name="P21"><text:s text:c="8"/>&lt;&lt; "шестнадцатиричных цифр в инверсные, остальные символы входной строки передаются в" &lt;&lt; endl</text:p>
      <text:p text:style-name="P21"><text:s text:c="8"/>&lt;&lt; "выходную строку непосредственно." &lt;&lt; endl</text:p>
      <text:p text:style-name="P21"><text:s text:c="8"/>&lt;&lt; "Работу выполнил студент группы 9383 Чумак Михаил." &lt;&lt; endl;</text:p>
      <text:p text:style-name="P21">}</text:p>
      <text:p text:style-name="P21"/>
      <text:p text:style-name="P21">int main() {</text:p>
      <text:p text:style-name="P21"><text:s text:c="4"/>setlocale(0, "");</text:p>
      <text:p text:style-name="P21"><text:s text:c="4"/>start_message();</text:p>
      <text:p text:style-name="P21"><text:s text:c="4"/>char str1[80], str2[80];</text:p>
      <text:p text:style-name="P21"><text:s text:c="4"/>cout &lt;&lt; "Введите строку: ";</text:p>
      <text:p text:style-name="P21"><text:s text:c="4"/>cin.getline(str1, 80);</text:p>
      <text:p text:style-name="P21"><text:s text:c="4"/>__asm {</text:p>
      <text:p text:style-name="P21"><text:tab/>sub eax, eax; eax = 0</text:p>
      <text:p text:style-name="P21"><text:tab/>sub esi, esi; esi = 0</text:p>
      <text:p text:style-name="P21"><text:tab/>lea edi, str1; edi указывает на начало str1</text:p>
      <text:p text:style-name="P21"/>
      <text:p text:style-name="P21"><text:tab/>start:</text:p>
      <text:p text:style-name="P21"><text:soft-page-break/><text:tab/>mov al, [edi]; считываем текущий символ str1 по индексу edi в al</text:p>
      <text:p text:style-name="P21"><text:tab/>cmp al, 'z'; если больше чем z,</text:p>
      <text:p text:style-name="P21"><text:tab/>jg write; то записываем данные в выходную строку</text:p>
      <text:p text:style-name="P21"><text:tab/>cmp al, 'a'; если меньше чем a,</text:p>
      <text:p text:style-name="P21"><text:tab/>jl check_hex; то проверяем, является ли число шестнадцатеричным,</text:p>
      <text:p text:style-name="P21"><text:tab/>sub al, 0x20; иначе переводим латинскую букву к верхнему регистру</text:p>
      <text:p text:style-name="P21"><text:tab/>jmp write; и записываем символ в выходную строку</text:p>
      <text:p text:style-name="P21"/>
      <text:p text:style-name="P21"><text:tab/>check_hex:</text:p>
      <text:p text:style-name="P21"><text:tab/>cmp al, 0x30; если меньше чем 0,</text:p>
      <text:p text:style-name="P21"><text:tab/>jl write; то записываем символ в выходную строку</text:p>
      <text:p text:style-name="P21"><text:tab/>cmp al, 0x46; если больше чем F,</text:p>
      <text:p text:style-name="P21"><text:tab/>jg write; то записываем символ в выходную строку</text:p>
      <text:p text:style-name="P21"><text:tab/>cmp al, 0x3A; если входим в диапазон цифр 0 - 9,</text:p>
      <text:p text:style-name="P21"><text:tab/>jl sub_code_numbers; то вычитаем коды на 0x30</text:p>
      <text:p text:style-name="P21"><text:tab/>cmp al, 0x41; если не входим в диапазон A - F,</text:p>
      <text:p text:style-name="P21"><text:tab/>jl write; то записываем символ между двумя диапазонами в выходную строку</text:p>
      <text:p text:style-name="P21"><text:tab/>sub al, 0x7; вычитаем коды на 0x7 для A - F и далее вычитаем 0x30</text:p>
      <text:p text:style-name="P21"/>
      <text:p text:style-name="P21"><text:tab/>sub_code_numbers:</text:p>
      <text:p text:style-name="P21"><text:tab/>sub al, 0x30</text:p>
      <text:p text:style-name="P21"><text:tab/>xor al, 0xF</text:p>
      <text:p text:style-name="P21"/>
      <text:p text:style-name="P21"><text:tab/>add_codes:</text:p>
      <text:p text:style-name="P21"><text:tab/>add al, 0x30</text:p>
      <text:p text:style-name="P21"><text:tab/>cmp al, 0x3A; если встретили цифру</text:p>
      <text:p text:style-name="P21"><text:tab/>jl write; то выводим её</text:p>
      <text:p text:style-name="P21"><text:tab/>add al, 0x7; иначе это из A - F и прибавляем 0x7</text:p>
      <text:p text:style-name="P21"/>
      <text:p text:style-name="P21"><text:soft-page-break/><text:tab/>write:</text:p>
      <text:p text:style-name="P21"><text:tab/>mov str2[esi], al; помещаем текущий символ в выходную строку</text:p>
      <text:p text:style-name="P21"><text:tab/>cmp al, 0; если был встречен нулевой символ,</text:p>
      <text:p text:style-name="P21"><text:tab/>je end_func; то заканчиваем</text:p>
      <text:p text:style-name="P21"><text:tab/>inc edi; иначе увеличиваем индексы</text:p>
      <text:p text:style-name="P21"><text:tab/>inc esi</text:p>
      <text:p text:style-name="P21"><text:tab/>jmp start; и возвращаемся к считыванию строки</text:p>
      <text:p text:style-name="P21"/>
      <text:p text:style-name="P21"><text:tab/>end_func:</text:p>
      <text:p text:style-name="P21"><text:s text:c="4"/>}</text:p>
      <text:p text:style-name="P21"><text:s text:c="4"/>cout &lt;&lt; str2;</text:p>
      <text:p text:style-name="P21"><text:s text:c="4"/>ofstream output;</text:p>
      <text:p text:style-name="P21"><text:s text:c="4"/>output.open("out.txt");</text:p>
      <text:p text:style-name="P21"><text:s text:c="4"/>output &lt;&lt; str2;</text:p>
      <text:p text:style-name="P21"><text:s text:c="4"/>output.close();</text:p>
      <text:p text:style-name="P21"><text:s text:c="4"/>return 0;</text:p>
      <text:p text:style-name="P2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2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style:use-window-font-color="true" style:font-name="Liberation Sans" fo:font-family="'Liberation Sans'" style:font-family-generic="roman" style:font-pitch="variable" fo:font-size="12pt" fo:language="ru" fo:country="RU" style:letter-kerning="true" style:font-name-asian="Microsoft YaHei" style:font-family-asian="'Microsoft YaHei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default-outline-level="" style:class="list">
      <style:paragraph-properties fo:margin-top="0cm" fo:margin-bottom="0cm" loext:contextual-spacing="false"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default-outline-level="" style:class="index">
      <style:paragraph-properties fo:margin-top="0cm" fo:margin-bottom="0cm" loext:contextual-spacing="false" fo:text-align="start" style:justify-single-word="false" fo:orphans="0" fo:widows="0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style="italic" fo:font-weight="bold" style:font-name-asian="Times New Roman3" style:font-family-asian="'Times New Roman'" style:font-family-generic-asian="system" style:font-pitch-asian="variable" style:font-style-asian="italic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use-window-font-color="true" style:font-name="Times New Roman1" fo:font-family="'Times New Roman'" style:font-family-generic="roman" style:font-pitch="variable" fo:font-size="14pt" fo:language="ru" fo:country="RU" style:letter-kerning="true" style:font-name-asian="Times New Roman3" style:font-family-asian="'Times New Roman'" style:font-family-generic-asian="system" style:font-pitch-asian="variable" style:font-size-asian="14pt" style:language-asian="zh" style:country-asian="CN" style:font-name-complex="Times New Roman3" style:font-family-complex="'Times New Roman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_20_Map" style:display-name="Document Map" style:family="paragraph" style:default-outline-level="">
      <style:paragraph-properties fo:margin-top="0cm" fo:margin-bottom="0cm" loext:contextual-spacing="false" fo:text-align="start" style:justify-single-word="false" fo:orphans="2" fo:widows="2" style:vertical-align="auto" style:writing-mode="lr-tb"/>
      <style:text-properties style:use-window-font-color="true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_20_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Table_20_of_20_Figures" style:display-name="Table of Figures" style:family="paragraph" style:parent-style-name="caption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/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9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size-complex="8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9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9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size-complex="8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2:51:00</meta:creation-date>
    <meta:initial-creator>Евгений Хотяков</meta:initial-creator>
    <dc:language>ru-RU</dc:language>
    <dc:date>2020-11-12T14:24:23.895190831</dc:date>
    <meta:editing-cycles>19</meta:editing-cycles>
    <meta:editing-duration>PT45M12S</meta:editing-duration>
    <meta:generator>LibreOffice/6.4.6.2$Linux_X86_64 LibreOffice_project/40$Build-2</meta:generator>
    <meta:document-statistic meta:table-count="2" meta:image-count="0" meta:object-count="0" meta:page-count="6" meta:paragraph-count="107" meta:word-count="627" meta:character-count="4255" meta:non-whitespace-character-count="35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